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.778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397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288cm"/>
    </style:style>
    <style:style style:name="co7" style:family="table-column">
      <style:table-column-properties fo:break-before="auto" style:column-width="1.23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iOrdinamentoString" table:style-name="ta1">
        <table:shapes>
          <draw:frame draw:z-index="0" draw:style-name="gr1" draw:text-style-name="P1" svg:width="22.023cm" svg:height="17.345cm" svg:x="13.962cm" svg:y="0.213cm">
            <draw:object draw:notify-on-update-of-ranges="datiOrdinamentoString.A1:datiOrdinamentoString.A1 datiOrdinamentoString.A2:datiOrdinamentoString.A151 datiOrdinamentoString.B1:datiOrdinamentoString.B1 datiOrdinamentoString.B2:datiOrdinamentoString.B151 datiOrdinamentoString.C1:datiOrdinamentoString.C1 datiOrdinamentoString.C2:datiOrdinamentoString.C151 datiOrdinamentoString.D1:datiOrdinamentoString.D1 datiOrdinamentoString.D2:datiOrdinamentoString.D151 datiOrdinamentoString.E1:datiOrdinamentoString.E1 datiOrdinamentoString.E2:datiOrdinamentoString.E151 datiOrdinamentoString.F1:datiOrdinamentoString.F1 datiOrdinamentoString.F2:datiOrdinamentoString.F151 datiOrdinamentoString.G1:datiOrdinamentoString.G1 datiOrdinamentoString.G2:datiOrdinamentoString.G1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NumElementi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Sostituzione</text:p>
          </table:table-cell>
          <table:table-cell office:value-type="string" calcext:value-type="string">
            <text:p>Bubble</text:p>
          </table:table-cell>
          <table:table-cell office:value-type="string" calcext:value-type="string">
            <text:p>Insertion</text:p>
          </table:table-cell>
          <table:table-cell office:value-type="string" calcext:value-type="string">
            <text:p>Merge</text:p>
          </table:table-cell>
          <table:table-cell office:value-type="string" calcext:value-type="string">
            <text:p>Quick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09T08:55:22.377000000</dc:date>
    <meta:editing-duration>PT1M37S</meta:editing-duration>
    <meta:editing-cycles>1</meta:editing-cycles>
    <meta:document-statistic meta:table-count="1" meta:cell-count="1057" meta:object-count="1"/>
    <meta:generator>LibreOffice/7.1.3.2$Windows_X86_64 LibreOffice_project/47f78053abe362b9384784d31a6e56f8511eb1c1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024cm" svg:height="17.346cm" xlink:href=".." xlink:type="simple" chart:class="chart:line" chart:style-name="ch1">
        <chart:legend chart:legend-position="end" svg:x="18.775cm" svg:y="7.129cm" style:legend-expansion="high" chart:style-name="ch2"/>
        <chart:plot-area chart:style-name="ch3" table:cell-range-address="datiOrdinamentoString.A1:datiOrdinamentoString.G151" chart:data-source-has-labels="both" svg:x="0.44cm" svg:y="0.346cm" svg:width="17.895cm" svg:height="16.654cm">
          <chart:coordinate-region svg:x="1.106cm" svg:y="0.346cm" svg:width="17.229cm" svg:height="15.401cm"/>
          <chart:axis chart:dimension="x" chart:name="primary-x" chart:style-name="ch4" chartooo:axis-type="auto">
            <chartooo:date-scale/>
            <chart:categories table:cell-range-address="datiOrdinamentoString.A2:datiOrdinamentoString.A15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atiOrdinamentoString.B2:datiOrdinamentoString.B151" chart:label-cell-address="datiOrdinamentoString.B1:datiOrdinamentoString.B1" chart:class="chart:line">
            <chart:data-point chart:repeated="150"/>
          </chart:series>
          <chart:series chart:style-name="ch7" chart:values-cell-range-address="datiOrdinamentoString.C2:datiOrdinamentoString.C151" chart:label-cell-address="datiOrdinamentoString.C1:datiOrdinamentoString.C1" chart:class="chart:line">
            <chart:data-point chart:repeated="150"/>
          </chart:series>
          <chart:series chart:style-name="ch8" chart:values-cell-range-address="datiOrdinamentoString.D2:datiOrdinamentoString.D151" chart:label-cell-address="datiOrdinamentoString.D1:datiOrdinamentoString.D1" chart:class="chart:line">
            <chart:data-point chart:repeated="150"/>
          </chart:series>
          <chart:series chart:style-name="ch9" chart:values-cell-range-address="datiOrdinamentoString.E2:datiOrdinamentoString.E151" chart:label-cell-address="datiOrdinamentoString.E1:datiOrdinamentoString.E1" chart:class="chart:line">
            <chart:data-point chart:repeated="150"/>
          </chart:series>
          <chart:series chart:style-name="ch10" chart:values-cell-range-address="datiOrdinamentoString.F2:datiOrdinamentoString.F151" chart:label-cell-address="datiOrdinamentoString.F1:datiOrdinamentoString.F1" chart:class="chart:line">
            <chart:data-point chart:repeated="150"/>
          </chart:series>
          <chart:series chart:style-name="ch11" chart:values-cell-range-address="datiOrdinamentoString.G2:datiOrdinamentoString.G151" chart:label-cell-address="datiOrdinamentoString.G1:datiOrdinamentoString.G1" chart:class="chart:line">
            <chart:data-point chart:repeated="15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lection</text:p>
                <draw:g>
                  <svg:desc>datiOrdinamentoString.B1:datiOrdinamentoString.B1</svg:desc>
                </draw:g>
              </table:table-cell>
              <table:table-cell office:value-type="string">
                <text:p>Sostituzione</text:p>
                <draw:g>
                  <svg:desc>datiOrdinamentoString.C1:datiOrdinamentoString.C1</svg:desc>
                </draw:g>
              </table:table-cell>
              <table:table-cell office:value-type="string">
                <text:p>Bubble</text:p>
                <draw:g>
                  <svg:desc>datiOrdinamentoString.D1:datiOrdinamentoString.D1</svg:desc>
                </draw:g>
              </table:table-cell>
              <table:table-cell office:value-type="string">
                <text:p>Insertion</text:p>
                <draw:g>
                  <svg:desc>datiOrdinamentoString.E1:datiOrdinamentoString.E1</svg:desc>
                </draw:g>
              </table:table-cell>
              <table:table-cell office:value-type="string">
                <text:p>Merge</text:p>
                <draw:g>
                  <svg:desc>datiOrdinamentoString.F1:datiOrdinamentoString.F1</svg:desc>
                </draw:g>
              </table:table-cell>
              <table:table-cell office:value-type="string">
                <text:p>Quick</text:p>
                <draw:g>
                  <svg:desc>datiOrdinamentoString.G1:datiOrdinamentoString.G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datiOrdinamentoString.A2:datiOrdinamentoString.A151</svg:desc>
                </draw:g>
              </table:table-cell>
              <table:table-cell office:value-type="float" office:value="8">
                <text:p>8</text:p>
                <draw:g>
                  <svg:desc>datiOrdinamentoString.B2:datiOrdinamentoString.B151</svg:desc>
                </draw:g>
              </table:table-cell>
              <table:table-cell office:value-type="float" office:value="12">
                <text:p>12</text:p>
                <draw:g>
                  <svg:desc>datiOrdinamentoString.C2:datiOrdinamentoString.C151</svg:desc>
                </draw:g>
              </table:table-cell>
              <table:table-cell office:value-type="float" office:value="12">
                <text:p>12</text:p>
                <draw:g>
                  <svg:desc>datiOrdinamentoString.D2:datiOrdinamentoString.D151</svg:desc>
                </draw:g>
              </table:table-cell>
              <table:table-cell office:value-type="float" office:value="5">
                <text:p>5</text:p>
                <draw:g>
                  <svg:desc>datiOrdinamentoString.E2:datiOrdinamentoString.E151</svg:desc>
                </draw:g>
              </table:table-cell>
              <table:table-cell office:value-type="float" office:value="1">
                <text:p>1</text:p>
                <draw:g>
                  <svg:desc>datiOrdinamentoString.F2:datiOrdinamentoString.F151</svg:desc>
                </draw:g>
              </table:table-cell>
              <table:table-cell office:value-type="float" office:value="1">
                <text:p>1</text:p>
                <draw:g>
                  <svg:desc>datiOrdinamentoString.G2:datiOrdinamentoString.G151</svg:desc>
                </draw:g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0">
                <text:p>1610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20">
                <text:p>162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30">
                <text:p>1630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40">
                <text:p>164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7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0">
                <text:p>1660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70">
                <text:p>1670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0">
                <text:p>168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90">
                <text:p>169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7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10">
                <text:p>171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20">
                <text:p>1720</text:p>
              </table:table-cell>
              <table:table-cell office:value-type="float" office:value="7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30">
                <text:p>173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40">
                <text:p>1740</text:p>
              </table:table-cell>
              <table:table-cell office:value-type="float" office:value="7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60">
                <text:p>176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0">
                <text:p>177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80">
                <text:p>1780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0">
                <text:p>179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10">
                <text:p>1810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0">
                <text:p>182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30">
                <text:p>1830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40">
                <text:p>1840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60">
                <text:p>1860</text:p>
              </table:table-cell>
              <table:table-cell office:value-type="float" office:value="8">
                <text:p>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0">
                <text:p>1870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0">
                <text:p>1880</text:p>
              </table:table-cell>
              <table:table-cell office:value-type="float" office:value="8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90">
                <text:p>1890</text:p>
              </table:table-cell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9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0">
                <text:p>1910</text:p>
              </table:table-cell>
              <table:table-cell office:value-type="float" office:value="10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9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0">
                <text:p>1930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40">
                <text:p>194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10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9">
                <text:p>9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1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11">
                <text:p>11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30">
                <text:p>203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40">
                <text:p>204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10">
                <text:p>10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0">
                <text:p>2060</text:p>
              </table:table-cell>
              <table:table-cell office:value-type="float" office:value="11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70">
                <text:p>2070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80">
                <text:p>2080</text:p>
              </table:table-cell>
              <table:table-cell office:value-type="float" office:value="12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90">
                <text:p>209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10">
                <text:p>2110</text:p>
              </table:table-cell>
              <table:table-cell office:value-type="float" office:value="12">
                <text:p>12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20">
                <text:p>212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30">
                <text:p>2130</text:p>
              </table:table-cell>
              <table:table-cell office:value-type="float" office:value="11">
                <text:p>11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40">
                <text:p>2140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30">
                <text:p>3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0">
                <text:p>2160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0">
                <text:p>2170</text:p>
              </table:table-cell>
              <table:table-cell office:value-type="float" office:value="11">
                <text:p>1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80">
                <text:p>2180</text:p>
              </table:table-cell>
              <table:table-cell office:value-type="float" office:value="12">
                <text:p>12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90">
                <text:p>2190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10">
                <text:p>2210</text:p>
              </table:table-cell>
              <table:table-cell office:value-type="float" office:value="12">
                <text:p>12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20">
                <text:p>2220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30">
                <text:p>2230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60">
                <text:p>2260</text:p>
              </table:table-cell>
              <table:table-cell office:value-type="float" office:value="12">
                <text:p>12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70">
                <text:p>2270</text:p>
              </table:table-cell>
              <table:table-cell office:value-type="float" office:value="17">
                <text:p>17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80">
                <text:p>2280</text:p>
              </table:table-cell>
              <table:table-cell office:value-type="float" office:value="13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90">
                <text:p>2290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14">
                <text:p>1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10">
                <text:p>2310</text:p>
              </table:table-cell>
              <table:table-cell office:value-type="float" office:value="13">
                <text:p>13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20">
                <text:p>2320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30">
                <text:p>2330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40">
                <text:p>2340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60">
                <text:p>2360</text:p>
              </table:table-cell>
              <table:table-cell office:value-type="float" office:value="14">
                <text:p>14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70">
                <text:p>2370</text:p>
              </table:table-cell>
              <table:table-cell office:value-type="float" office:value="13">
                <text:p>13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80">
                <text:p>2380</text:p>
              </table:table-cell>
              <table:table-cell office:value-type="float" office:value="14">
                <text:p>1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90">
                <text:p>2390</text:p>
              </table:table-cell>
              <table:table-cell office:value-type="float" office:value="14">
                <text:p>14</text:p>
              </table:table-cell>
              <table:table-cell office:value-type="float" office:value="38">
                <text:p>38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14">
                <text:p>14</text:p>
              </table:table-cell>
              <table:table-cell office:value-type="float" office:value="41">
                <text:p>41</text:p>
              </table:table-cell>
              <table:table-cell office:value-type="float" office:value="37">
                <text:p>3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0">
                <text:p>241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20">
                <text:p>2420</text:p>
              </table:table-cell>
              <table:table-cell office:value-type="float" office:value="15">
                <text:p>15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30">
                <text:p>243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40">
                <text:p>2440</text:p>
              </table:table-cell>
              <table:table-cell office:value-type="float" office:value="16">
                <text:p>16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60">
                <text:p>2460</text:p>
              </table:table-cell>
              <table:table-cell office:value-type="float" office:value="15">
                <text:p>15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70">
                <text:p>2470</text:p>
              </table:table-cell>
              <table:table-cell office:value-type="float" office:value="14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0">
                <text:p>2480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90">
                <text:p>2490</text:p>
              </table:table-cell>
              <table:table-cell office:value-type="float" office:value="14">
                <text:p>14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3.2$Windows_X86_64 LibreOffice_project/47f78053abe362b9384784d31a6e56f8511eb1c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